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34c" officeooo:paragraph-rsid="0008134c"/>
    </style:style>
    <style:style style:name="P2" style:family="paragraph" style:parent-style-name="Standard">
      <style:text-properties officeooo:rsid="00096a4a" officeooo:paragraph-rsid="00096a4a"/>
    </style:style>
    <style:style style:name="P3" style:family="paragraph" style:parent-style-name="Standard">
      <style:text-properties officeooo:rsid="000afd38" officeooo:paragraph-rsid="000afd38"/>
    </style:style>
    <style:style style:name="P4" style:family="paragraph" style:parent-style-name="Standard">
      <style:text-properties officeooo:rsid="000c6321" officeooo:paragraph-rsid="000c6321"/>
    </style:style>
    <style:style style:name="P5" style:family="paragraph" style:parent-style-name="Standard">
      <style:text-properties officeooo:rsid="000cc123" officeooo:paragraph-rsid="000cc123"/>
    </style:style>
    <style:style style:name="P6" style:family="paragraph" style:parent-style-name="Standard">
      <style:text-properties officeooo:rsid="000cc123" officeooo:paragraph-rsid="000e543c"/>
    </style:style>
    <style:style style:name="P7" style:family="paragraph" style:parent-style-name="Standard">
      <style:text-properties officeooo:rsid="000cc123" officeooo:paragraph-rsid="0010e65e"/>
    </style:style>
    <style:style style:name="P8" style:family="paragraph" style:parent-style-name="Standard">
      <style:text-properties officeooo:rsid="000cc123" officeooo:paragraph-rsid="00123fe3"/>
    </style:style>
    <style:style style:name="P9" style:family="paragraph" style:parent-style-name="Standard">
      <style:text-properties officeooo:rsid="000cc123" officeooo:paragraph-rsid="00140411"/>
    </style:style>
    <style:style style:name="P10" style:family="paragraph" style:parent-style-name="Standard">
      <style:text-properties officeooo:rsid="00140411" officeooo:paragraph-rsid="00140411"/>
    </style:style>
    <style:style style:name="P11" style:family="paragraph" style:parent-style-name="Standard">
      <style:text-properties officeooo:rsid="0017e878" officeooo:paragraph-rsid="0017e878"/>
    </style:style>
    <style:style style:name="P12" style:family="paragraph" style:parent-style-name="Standard">
      <style:text-properties officeooo:rsid="001ce862" officeooo:paragraph-rsid="001ce862"/>
    </style:style>
    <style:style style:name="P13" style:family="paragraph" style:parent-style-name="Standard">
      <style:text-properties officeooo:rsid="001e7bbc" officeooo:paragraph-rsid="001e7bbc"/>
    </style:style>
    <style:style style:name="P14" style:family="paragraph" style:parent-style-name="Standard">
      <style:text-properties officeooo:rsid="00218d43" officeooo:paragraph-rsid="00218d43"/>
    </style:style>
    <style:style style:name="P15" style:family="paragraph" style:parent-style-name="Standard">
      <style:text-properties officeooo:rsid="002379e5" officeooo:paragraph-rsid="002379e5"/>
    </style:style>
    <style:style style:name="P16" style:family="paragraph" style:parent-style-name="Standard">
      <style:text-properties officeooo:rsid="002641df" officeooo:paragraph-rsid="002641df"/>
    </style:style>
    <style:style style:name="P17" style:family="paragraph" style:parent-style-name="Standard">
      <style:text-properties officeooo:rsid="002641df" officeooo:paragraph-rsid="0026a811"/>
    </style:style>
    <style:style style:name="P18" style:family="paragraph" style:parent-style-name="Standard">
      <style:text-properties officeooo:rsid="0026a811" officeooo:paragraph-rsid="0026a811" fo:background-color="#ffff00"/>
    </style:style>
    <style:style style:name="P19" style:family="paragraph" style:parent-style-name="Standard">
      <style:text-properties officeooo:rsid="002c1fbe" officeooo:paragraph-rsid="002c1fbe"/>
    </style:style>
    <style:style style:name="P20" style:family="paragraph" style:parent-style-name="Standard">
      <style:text-properties officeooo:rsid="0030976c" officeooo:paragraph-rsid="0030976c"/>
    </style:style>
    <style:style style:name="P21" style:family="paragraph" style:parent-style-name="Standard">
      <style:text-properties officeooo:rsid="00310488" officeooo:paragraph-rsid="00310488"/>
    </style:style>
    <style:style style:name="P22" style:family="paragraph" style:parent-style-name="Standard">
      <style:text-properties officeooo:rsid="000cc30c" officeooo:paragraph-rsid="000cc30c"/>
    </style:style>
    <style:style style:name="P23" style:family="paragraph" style:parent-style-name="Standard">
      <style:text-properties style:text-underline-style="none" officeooo:rsid="00118098" officeooo:paragraph-rsid="00123fe3"/>
    </style:style>
    <style:style style:name="P24" style:family="paragraph" style:parent-style-name="Standard">
      <style:text-properties officeooo:rsid="00123fe3" officeooo:paragraph-rsid="00140411"/>
    </style:style>
    <style:style style:name="P25" style:family="paragraph" style:parent-style-name="Standard">
      <style:text-properties officeooo:rsid="00265835" officeooo:paragraph-rsid="0026a811"/>
    </style:style>
    <style:style style:name="P26" style:family="paragraph" style:parent-style-name="Standard">
      <style:text-properties officeooo:rsid="00310488" officeooo:paragraph-rsid="00310488"/>
    </style:style>
    <style:style style:name="P27" style:family="paragraph" style:parent-style-name="Standard">
      <style:text-properties officeooo:rsid="00349d80" officeooo:paragraph-rsid="00349d80"/>
    </style:style>
    <style:style style:name="P28" style:family="paragraph" style:parent-style-name="Standard">
      <style:text-properties officeooo:rsid="00349d80" officeooo:paragraph-rsid="0099fc5e"/>
    </style:style>
    <style:style style:name="P29" style:family="paragraph" style:parent-style-name="Standard">
      <style:text-properties officeooo:rsid="003acccc" officeooo:paragraph-rsid="00448b98"/>
    </style:style>
    <style:style style:name="P30" style:family="paragraph" style:parent-style-name="Standard">
      <style:text-properties officeooo:rsid="003acccc" officeooo:paragraph-rsid="00484f35"/>
    </style:style>
    <style:style style:name="P31" style:family="paragraph" style:parent-style-name="Standard">
      <style:text-properties officeooo:rsid="003acccc" officeooo:paragraph-rsid="00542457"/>
    </style:style>
    <style:style style:name="P32" style:family="paragraph" style:parent-style-name="Standard">
      <style:text-properties officeooo:rsid="003acccc" officeooo:paragraph-rsid="00542457" fo:background-color="#ffff00"/>
    </style:style>
    <style:style style:name="P33" style:family="paragraph" style:parent-style-name="Standard">
      <style:text-properties officeooo:rsid="005af846" officeooo:paragraph-rsid="005af846" fo:background-color="#ffff00"/>
    </style:style>
    <style:style style:name="P34" style:family="paragraph" style:parent-style-name="Standard">
      <style:text-properties officeooo:rsid="009bc543" officeooo:paragraph-rsid="009bc543" fo:background-color="#ffff00"/>
    </style:style>
    <style:style style:name="P35" style:family="paragraph" style:parent-style-name="Standard">
      <style:text-properties officeooo:rsid="00aec729" officeooo:paragraph-rsid="00aec729" fo:background-color="#ffff00"/>
    </style:style>
    <style:style style:name="P36" style:family="paragraph" style:parent-style-name="Standard">
      <style:text-properties officeooo:rsid="00af234e" officeooo:paragraph-rsid="00af234e" fo:background-color="#ffff00"/>
    </style:style>
    <style:style style:name="P37" style:family="paragraph" style:parent-style-name="Standard">
      <style:text-properties officeooo:rsid="00b15d17" officeooo:paragraph-rsid="00b15d17" fo:background-color="#ffff00"/>
    </style:style>
    <style:style style:name="P38" style:family="paragraph" style:parent-style-name="Standard">
      <style:text-properties officeooo:rsid="00e9e331" officeooo:paragraph-rsid="00e9e331" fo:background-color="#ffff00"/>
    </style:style>
    <style:style style:name="P39" style:family="paragraph" style:parent-style-name="Standard">
      <style:text-properties officeooo:rsid="00f55fac" officeooo:paragraph-rsid="00f55fac" fo:background-color="#ffff00"/>
    </style:style>
    <style:style style:name="P40" style:family="paragraph" style:parent-style-name="Standard">
      <style:text-properties officeooo:rsid="00542457" officeooo:paragraph-rsid="00542457"/>
    </style:style>
    <style:style style:name="P41" style:family="paragraph" style:parent-style-name="Standard">
      <style:text-properties officeooo:rsid="00547ea4" officeooo:paragraph-rsid="00547ea4"/>
    </style:style>
    <style:style style:name="P42" style:family="paragraph" style:parent-style-name="Standard">
      <style:text-properties officeooo:rsid="005fc11d" officeooo:paragraph-rsid="005fc11d"/>
    </style:style>
    <style:style style:name="P43" style:family="paragraph" style:parent-style-name="Standard">
      <style:text-properties fo:font-weight="bold" officeooo:rsid="00542457" officeooo:paragraph-rsid="00542457" style:font-weight-asian="bold" style:font-weight-complex="bold"/>
    </style:style>
    <style:style style:name="P44" style:family="paragraph" style:parent-style-name="Standard">
      <style:text-properties fo:font-weight="bold" officeooo:rsid="005fc11d" officeooo:paragraph-rsid="005fc11d" style:font-weight-asian="bold" style:font-weight-complex="bold"/>
    </style:style>
    <style:style style:name="P45" style:family="paragraph" style:parent-style-name="Standard">
      <style:text-properties fo:font-weight="bold" officeooo:rsid="00709068" officeooo:paragraph-rsid="00709068" style:font-weight-asian="bold" style:font-weight-complex="bold"/>
    </style:style>
    <style:style style:name="P46" style:family="paragraph" style:parent-style-name="Standard">
      <style:text-properties fo:font-weight="bold" officeooo:rsid="006b88e8" officeooo:paragraph-rsid="006f9953" style:font-weight-asian="bold" style:font-weight-complex="bold"/>
    </style:style>
    <style:style style:name="P47" style:family="paragraph" style:parent-style-name="Standard">
      <style:text-properties officeooo:rsid="0069c58f" officeooo:paragraph-rsid="0069c58f"/>
    </style:style>
    <style:style style:name="P48" style:family="paragraph" style:parent-style-name="Standard">
      <style:text-properties officeooo:rsid="0069c58f" officeooo:paragraph-rsid="0069c58f" fo:background-color="#ff66cc"/>
    </style:style>
    <style:style style:name="P49" style:family="paragraph" style:parent-style-name="Standard">
      <style:text-properties officeooo:rsid="0063af3b" officeooo:paragraph-rsid="0063af3b" fo:background-color="#ffff66"/>
    </style:style>
    <style:style style:name="P50" style:family="paragraph" style:parent-style-name="Standard">
      <style:text-properties officeooo:rsid="0064d6d4" officeooo:paragraph-rsid="0064d6d4" fo:background-color="#ffff66"/>
    </style:style>
    <style:style style:name="P51" style:family="paragraph" style:parent-style-name="Standard">
      <style:text-properties officeooo:rsid="006b88e8" officeooo:paragraph-rsid="006f9953"/>
    </style:style>
    <style:style style:name="P52" style:family="paragraph" style:parent-style-name="Standard">
      <style:text-properties officeooo:rsid="006b88e8" officeooo:paragraph-rsid="00709068"/>
    </style:style>
    <style:style style:name="P53" style:family="paragraph" style:parent-style-name="Standard">
      <style:text-properties officeooo:rsid="006b88e8" officeooo:paragraph-rsid="0076a4c9"/>
    </style:style>
    <style:style style:name="P54" style:family="paragraph" style:parent-style-name="Standard">
      <style:text-properties officeooo:rsid="0008134c" officeooo:paragraph-rsid="0008134c"/>
    </style:style>
    <style:style style:name="P55" style:family="paragraph" style:parent-style-name="Standard">
      <style:text-properties officeooo:rsid="007705d4" officeooo:paragraph-rsid="007705d4"/>
    </style:style>
    <style:style style:name="P56" style:family="paragraph" style:parent-style-name="Standard">
      <style:text-properties officeooo:rsid="0079eb77" officeooo:paragraph-rsid="0079eb77"/>
    </style:style>
    <style:style style:name="P57" style:family="paragraph" style:parent-style-name="Standard">
      <style:text-properties officeooo:rsid="007b1b20" officeooo:paragraph-rsid="007b1b20"/>
    </style:style>
    <style:style style:name="P58" style:family="paragraph" style:parent-style-name="Standard">
      <style:text-properties officeooo:rsid="007ba31a" officeooo:paragraph-rsid="007b1b20"/>
    </style:style>
    <style:style style:name="P59" style:family="paragraph" style:parent-style-name="Standard">
      <style:text-properties officeooo:rsid="007ba31a" officeooo:paragraph-rsid="007ba31a"/>
    </style:style>
    <style:style style:name="P60" style:family="paragraph" style:parent-style-name="Standard">
      <style:text-properties officeooo:rsid="007e86c5" officeooo:paragraph-rsid="007e86c5"/>
    </style:style>
    <style:style style:name="P61" style:family="paragraph" style:parent-style-name="Standard">
      <style:text-properties officeooo:rsid="0080069d" officeooo:paragraph-rsid="0080069d"/>
    </style:style>
    <style:style style:name="P62" style:family="paragraph" style:parent-style-name="Standard">
      <style:text-properties officeooo:rsid="00807a3e" officeooo:paragraph-rsid="00807a3e"/>
    </style:style>
    <style:style style:name="P63" style:family="paragraph" style:parent-style-name="Standard">
      <style:text-properties officeooo:rsid="0082fc14" officeooo:paragraph-rsid="00839ae4"/>
    </style:style>
    <style:style style:name="P64" style:family="paragraph" style:parent-style-name="Standard">
      <style:text-properties officeooo:rsid="0082fc14" officeooo:paragraph-rsid="00880cd2"/>
    </style:style>
    <style:style style:name="P65" style:family="paragraph" style:parent-style-name="Standard">
      <style:text-properties officeooo:rsid="0082fc14" officeooo:paragraph-rsid="00e1ab98"/>
    </style:style>
    <style:style style:name="P66" style:family="paragraph" style:parent-style-name="Standard">
      <style:text-properties officeooo:rsid="008b3262" officeooo:paragraph-rsid="008b3262"/>
    </style:style>
    <style:style style:name="P67" style:family="paragraph" style:parent-style-name="Standard">
      <style:text-properties officeooo:rsid="0090a6f2" officeooo:paragraph-rsid="0092b5e2"/>
    </style:style>
    <style:style style:name="P68" style:family="paragraph" style:parent-style-name="Standard">
      <style:text-properties style:text-underline-style="solid" style:text-underline-width="auto" style:text-underline-color="font-color" officeooo:rsid="008b3262" officeooo:paragraph-rsid="008b3262" fo:background-color="#66ff66"/>
    </style:style>
    <style:style style:name="P69" style:family="paragraph" style:parent-style-name="Standard">
      <style:text-properties style:text-underline-style="solid" style:text-underline-width="auto" style:text-underline-color="font-color" officeooo:rsid="0099fc5e" officeooo:paragraph-rsid="0099fc5e"/>
    </style:style>
    <style:style style:name="P70" style:family="paragraph" style:parent-style-name="Standard">
      <style:text-properties style:text-underline-style="solid" style:text-underline-width="auto" style:text-underline-color="font-color" officeooo:rsid="00d6ef5e" officeooo:paragraph-rsid="00d6ef5e"/>
    </style:style>
    <style:style style:name="P71" style:family="paragraph" style:parent-style-name="Standard">
      <style:text-properties style:text-underline-style="solid" style:text-underline-width="auto" style:text-underline-color="font-color" officeooo:rsid="00e3d418" officeooo:paragraph-rsid="00e3d418"/>
    </style:style>
    <style:style style:name="P72" style:family="paragraph" style:parent-style-name="Standard">
      <style:text-properties officeooo:rsid="0092b5e2" officeooo:paragraph-rsid="0092b5e2"/>
    </style:style>
    <style:style style:name="P73" style:family="paragraph" style:parent-style-name="Standard">
      <style:text-properties officeooo:rsid="008b3262" officeooo:paragraph-rsid="008b3262" fo:background-color="#66ff66"/>
    </style:style>
    <style:style style:name="P74" style:family="paragraph" style:parent-style-name="Standard">
      <style:text-properties officeooo:rsid="0090a6f2" officeooo:paragraph-rsid="0092b5e2" fo:background-color="#66ff66"/>
    </style:style>
    <style:style style:name="P75" style:family="paragraph" style:parent-style-name="Standard">
      <style:text-properties officeooo:rsid="00b38294" officeooo:paragraph-rsid="00b38294" fo:background-color="#66ff66"/>
    </style:style>
    <style:style style:name="P76" style:family="paragraph" style:parent-style-name="Standard">
      <style:text-properties officeooo:rsid="00b86e91" officeooo:paragraph-rsid="00be6d0d" fo:background-color="#66ff66"/>
    </style:style>
    <style:style style:name="P77" style:family="paragraph" style:parent-style-name="Standard">
      <style:text-properties officeooo:rsid="0096692a" officeooo:paragraph-rsid="0096692a"/>
    </style:style>
    <style:style style:name="P78" style:family="paragraph" style:parent-style-name="Standard">
      <style:text-properties officeooo:rsid="0096d273" officeooo:paragraph-rsid="0096d273"/>
    </style:style>
    <style:style style:name="P79" style:family="paragraph" style:parent-style-name="Standard">
      <style:text-properties officeooo:rsid="0098e948" officeooo:paragraph-rsid="0098e948"/>
    </style:style>
    <style:style style:name="P80" style:family="paragraph" style:parent-style-name="Standard">
      <style:text-properties officeooo:rsid="0099fc5e" officeooo:paragraph-rsid="0099fc5e"/>
    </style:style>
    <style:style style:name="P81" style:family="paragraph" style:parent-style-name="Standard">
      <style:text-properties officeooo:rsid="009bc543" officeooo:paragraph-rsid="009bc543"/>
    </style:style>
    <style:style style:name="P82" style:family="paragraph" style:parent-style-name="Standard">
      <style:text-properties officeooo:rsid="00a69fdb" officeooo:paragraph-rsid="00a69fdb"/>
    </style:style>
    <style:style style:name="P83" style:family="paragraph" style:parent-style-name="Standard">
      <style:text-properties officeooo:rsid="00ae03b3" officeooo:paragraph-rsid="00ae03b3"/>
    </style:style>
    <style:style style:name="P84" style:family="paragraph" style:parent-style-name="Standard">
      <style:text-properties officeooo:rsid="00b15d17" officeooo:paragraph-rsid="00b15d17"/>
    </style:style>
    <style:style style:name="P85" style:family="paragraph" style:parent-style-name="Standard">
      <style:text-properties officeooo:rsid="00b1a5c0" officeooo:paragraph-rsid="00b1a5c0"/>
    </style:style>
    <style:style style:name="P86" style:family="paragraph" style:parent-style-name="Standard">
      <style:text-properties officeooo:rsid="00b38294" officeooo:paragraph-rsid="00b38294"/>
    </style:style>
    <style:style style:name="P87" style:family="paragraph" style:parent-style-name="Standard">
      <style:text-properties officeooo:rsid="00b86e91" officeooo:paragraph-rsid="00be6d0d"/>
    </style:style>
    <style:style style:name="P88" style:family="paragraph" style:parent-style-name="Standard">
      <style:text-properties officeooo:rsid="00c1dd9d" officeooo:paragraph-rsid="00c1dd9d"/>
    </style:style>
    <style:style style:name="P89" style:family="paragraph" style:parent-style-name="Standard">
      <style:text-properties officeooo:rsid="00c562ae" officeooo:paragraph-rsid="00c706d6"/>
    </style:style>
    <style:style style:name="P90" style:family="paragraph" style:parent-style-name="Standard">
      <style:text-properties officeooo:rsid="00c562ae" officeooo:paragraph-rsid="00c82050"/>
    </style:style>
    <style:style style:name="P91" style:family="paragraph" style:parent-style-name="Standard">
      <style:text-properties officeooo:rsid="00d23e23" officeooo:paragraph-rsid="00d23e23"/>
    </style:style>
    <style:style style:name="P92" style:family="paragraph" style:parent-style-name="Standard">
      <style:text-properties officeooo:rsid="00d51695" officeooo:paragraph-rsid="00d51695"/>
    </style:style>
    <style:style style:name="P93" style:family="paragraph" style:parent-style-name="Standard">
      <style:text-properties officeooo:rsid="00d7d516" officeooo:paragraph-rsid="00d9c089"/>
    </style:style>
    <style:style style:name="P94" style:family="paragraph" style:parent-style-name="Standard">
      <style:text-properties officeooo:rsid="00d7d516" officeooo:paragraph-rsid="00db8dff"/>
    </style:style>
    <style:style style:name="P95" style:family="paragraph" style:parent-style-name="Standard">
      <style:text-properties officeooo:rsid="00d7d516" officeooo:paragraph-rsid="00dc0ebe"/>
    </style:style>
    <style:style style:name="P96" style:family="paragraph" style:parent-style-name="Standard">
      <style:text-properties officeooo:rsid="00dddfb1" officeooo:paragraph-rsid="00dddfb1"/>
    </style:style>
    <style:style style:name="P97" style:family="paragraph" style:parent-style-name="Standard">
      <style:text-properties officeooo:rsid="00e36134" officeooo:paragraph-rsid="00e36134"/>
    </style:style>
    <style:style style:name="P98" style:family="paragraph" style:parent-style-name="Standard">
      <style:text-properties officeooo:rsid="00e3b3aa" officeooo:paragraph-rsid="00e3b3aa"/>
    </style:style>
    <style:style style:name="P99" style:family="paragraph" style:parent-style-name="Standard">
      <style:text-properties officeooo:rsid="00e3d418" officeooo:paragraph-rsid="00e3d418"/>
    </style:style>
    <style:style style:name="P100" style:family="paragraph" style:parent-style-name="Standard">
      <style:text-properties officeooo:rsid="00e49745" officeooo:paragraph-rsid="00e49745"/>
    </style:style>
    <style:style style:name="P101" style:family="paragraph" style:parent-style-name="Standard">
      <style:text-properties officeooo:rsid="00e9448f" officeooo:paragraph-rsid="00e9448f"/>
    </style:style>
    <style:style style:name="P102" style:family="paragraph" style:parent-style-name="Standard">
      <style:text-properties officeooo:rsid="00e9e331" officeooo:paragraph-rsid="00e9e331"/>
    </style:style>
    <style:style style:name="P103" style:family="paragraph" style:parent-style-name="Standard">
      <style:text-properties officeooo:rsid="00ebf983" officeooo:paragraph-rsid="00ebf983"/>
    </style:style>
    <style:style style:name="P104" style:family="paragraph" style:parent-style-name="Standard">
      <style:text-properties officeooo:rsid="00ed8eaf" officeooo:paragraph-rsid="00ed8eaf"/>
    </style:style>
    <style:style style:name="P105" style:family="paragraph" style:parent-style-name="Standard">
      <style:text-properties officeooo:rsid="00ef2dfb" officeooo:paragraph-rsid="00ef2dfb"/>
    </style:style>
    <style:style style:name="P106" style:family="paragraph" style:parent-style-name="Standard">
      <style:text-properties officeooo:rsid="00f0cee8" officeooo:paragraph-rsid="00f0cee8"/>
    </style:style>
    <style:style style:name="P107" style:family="paragraph" style:parent-style-name="Standard">
      <style:text-properties officeooo:rsid="00f15469" officeooo:paragraph-rsid="00f15469"/>
    </style:style>
    <style:style style:name="P108" style:family="paragraph" style:parent-style-name="Standard">
      <style:text-properties officeooo:rsid="00f15469" officeooo:paragraph-rsid="00f33735"/>
    </style:style>
    <style:style style:name="P109" style:family="paragraph" style:parent-style-name="Standard">
      <style:text-properties officeooo:rsid="00f33735" officeooo:paragraph-rsid="00f33735"/>
    </style:style>
    <style:style style:name="P110" style:family="paragraph" style:parent-style-name="Standard">
      <style:text-properties officeooo:rsid="00f531d2" officeooo:paragraph-rsid="00f531d2"/>
    </style:style>
    <style:style style:name="P111" style:family="paragraph" style:parent-style-name="Standard">
      <style:text-properties officeooo:rsid="00f55fac" officeooo:paragraph-rsid="00f55fac"/>
    </style:style>
    <style:style style:name="P112" style:family="paragraph" style:parent-style-name="Standard">
      <style:text-properties officeooo:rsid="00f62f4c" officeooo:paragraph-rsid="00f62f4c"/>
    </style:style>
    <style:style style:name="P113" style:family="paragraph" style:parent-style-name="Standard">
      <style:text-properties officeooo:rsid="00f8900a" officeooo:paragraph-rsid="00f8900a"/>
    </style:style>
    <style:style style:name="P114" style:family="paragraph" style:parent-style-name="Standard">
      <style:text-properties officeooo:rsid="00fea6a9" officeooo:paragraph-rsid="00fea6a9"/>
    </style:style>
    <style:style style:name="P115" style:family="paragraph" style:parent-style-name="Standard">
      <style:text-properties officeooo:rsid="01002142" officeooo:paragraph-rsid="01002142"/>
    </style:style>
    <style:style style:name="P116" style:family="paragraph" style:parent-style-name="Standard">
      <style:text-properties officeooo:rsid="01002142" officeooo:paragraph-rsid="01002142" fo:background-color="#ff99ff"/>
    </style:style>
    <style:style style:name="P117" style:family="paragraph" style:parent-style-name="Standard">
      <style:text-properties officeooo:rsid="01016b9f" officeooo:paragraph-rsid="01016b9f"/>
    </style:style>
    <style:style style:name="P118" style:family="paragraph" style:parent-style-name="Standard">
      <style:text-properties officeooo:rsid="0102d6a0" officeooo:paragraph-rsid="0102d6a0"/>
    </style:style>
    <style:style style:name="P119" style:family="paragraph" style:parent-style-name="Standard">
      <style:text-properties officeooo:rsid="010586d0" officeooo:paragraph-rsid="010586d0"/>
    </style:style>
    <style:style style:name="T1" style:family="text">
      <style:text-properties officeooo:rsid="000a2b9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c2f04"/>
    </style:style>
    <style:style style:name="T4" style:family="text">
      <style:text-properties style:text-underline-style="solid" style:text-underline-width="auto" style:text-underline-color="font-color" officeooo:rsid="000a2b90"/>
    </style:style>
    <style:style style:name="T5" style:family="text">
      <style:text-properties style:text-underline-style="solid" style:text-underline-width="auto" style:text-underline-color="font-color" officeooo:rsid="001dc7d4"/>
    </style:style>
    <style:style style:name="T6" style:family="text">
      <style:text-properties style:text-underline-style="solid" style:text-underline-width="auto" style:text-underline-color="font-color" officeooo:rsid="001eee9f"/>
    </style:style>
    <style:style style:name="T7" style:family="text">
      <style:text-properties style:text-underline-style="solid" style:text-underline-width="auto" style:text-underline-color="font-color" officeooo:rsid="007ffb0f"/>
    </style:style>
    <style:style style:name="T8" style:family="text">
      <style:text-properties style:text-underline-style="solid" style:text-underline-width="auto" style:text-underline-color="font-color" officeooo:rsid="00913384"/>
    </style:style>
    <style:style style:name="T9" style:family="text">
      <style:text-properties style:text-underline-style="solid" style:text-underline-width="auto" style:text-underline-color="font-color" officeooo:rsid="0092b5e2"/>
    </style:style>
    <style:style style:name="T10" style:family="text">
      <style:text-properties style:text-underline-style="solid" style:text-underline-width="auto" style:text-underline-color="font-color" officeooo:rsid="00d9c089"/>
    </style:style>
    <style:style style:name="T11" style:family="text">
      <style:text-properties officeooo:rsid="000cc30c"/>
    </style:style>
    <style:style style:name="T12" style:family="text">
      <style:text-properties officeooo:rsid="000e88c4"/>
    </style:style>
    <style:style style:name="T13" style:family="text">
      <style:text-properties officeooo:rsid="001113e3"/>
    </style:style>
    <style:style style:name="T14" style:family="text">
      <style:text-properties style:text-underline-style="none" officeooo:rsid="00118098"/>
    </style:style>
    <style:style style:name="T15" style:family="text">
      <style:text-properties officeooo:rsid="00123fe3"/>
    </style:style>
    <style:style style:name="T16" style:family="text">
      <style:text-properties officeooo:rsid="0015e93d"/>
    </style:style>
    <style:style style:name="T17" style:family="text">
      <style:text-properties officeooo:rsid="00196fb6"/>
    </style:style>
    <style:style style:name="T18" style:family="text">
      <style:text-properties officeooo:rsid="001dc7d4"/>
    </style:style>
    <style:style style:name="T19" style:family="text">
      <style:text-properties officeooo:rsid="001eee9f"/>
    </style:style>
    <style:style style:name="T20" style:family="text">
      <style:text-properties officeooo:rsid="00240c94"/>
    </style:style>
    <style:style style:name="T21" style:family="text">
      <style:text-properties officeooo:rsid="00265835"/>
    </style:style>
    <style:style style:name="T22" style:family="text">
      <style:text-properties officeooo:rsid="0026c3a7"/>
    </style:style>
    <style:style style:name="T23" style:family="text">
      <style:text-properties officeooo:rsid="002dbf9f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2dbf9f" fo:background-color="#ffff00" loext:char-shading-value="0"/>
    </style:style>
    <style:style style:name="T26" style:family="text">
      <style:text-properties officeooo:rsid="00483257" fo:background-color="#ffff00" loext:char-shading-value="0"/>
    </style:style>
    <style:style style:name="T27" style:family="text">
      <style:text-properties officeooo:rsid="00de2fd8" fo:background-color="#ffff00" loext:char-shading-value="0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349d80"/>
    </style:style>
    <style:style style:name="T30" style:family="text">
      <style:text-properties officeooo:rsid="00367f07"/>
    </style:style>
    <style:style style:name="T31" style:family="text">
      <style:text-properties officeooo:rsid="003c772f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448b98"/>
    </style:style>
    <style:style style:name="T34" style:family="text">
      <style:text-properties officeooo:rsid="00484f35"/>
    </style:style>
    <style:style style:name="T35" style:family="text">
      <style:text-properties officeooo:rsid="0054f193"/>
    </style:style>
    <style:style style:name="T36" style:family="text">
      <style:text-properties officeooo:rsid="005ccd9a"/>
    </style:style>
    <style:style style:name="T37" style:family="text">
      <style:text-properties officeooo:rsid="005ff18b"/>
    </style:style>
    <style:style style:name="T38" style:family="text">
      <style:text-properties officeooo:rsid="0065ce00"/>
    </style:style>
    <style:style style:name="T39" style:family="text">
      <style:text-properties officeooo:rsid="006817e4"/>
    </style:style>
    <style:style style:name="T40" style:family="text">
      <style:text-properties officeooo:rsid="006c6088"/>
    </style:style>
    <style:style style:name="T41" style:family="text">
      <style:text-properties officeooo:rsid="00709068"/>
    </style:style>
    <style:style style:name="T42" style:family="text">
      <style:text-properties officeooo:rsid="0071fd61"/>
    </style:style>
    <style:style style:name="T43" style:family="text">
      <style:text-properties officeooo:rsid="007220d7"/>
    </style:style>
    <style:style style:name="T44" style:family="text">
      <style:text-properties officeooo:rsid="00788220"/>
    </style:style>
    <style:style style:name="T45" style:family="text">
      <style:text-properties officeooo:rsid="007b1b20"/>
    </style:style>
    <style:style style:name="T46" style:family="text">
      <style:text-properties officeooo:rsid="007b2df3"/>
    </style:style>
    <style:style style:name="T47" style:family="text">
      <style:text-properties officeooo:rsid="007ce8b0"/>
    </style:style>
    <style:style style:name="T48" style:family="text">
      <style:text-properties officeooo:rsid="007e86c5"/>
    </style:style>
    <style:style style:name="T49" style:family="text">
      <style:text-properties officeooo:rsid="007ffb0f"/>
    </style:style>
    <style:style style:name="T50" style:family="text">
      <style:text-properties officeooo:rsid="00819e6f"/>
    </style:style>
    <style:style style:name="T51" style:family="text">
      <style:text-properties officeooo:rsid="00819e6f" fo:background-color="#ffff66" loext:char-shading-value="0"/>
    </style:style>
    <style:style style:name="T52" style:family="text">
      <style:text-properties officeooo:rsid="00839ae4"/>
    </style:style>
    <style:style style:name="T53" style:family="text">
      <style:text-properties officeooo:rsid="0089ac6d"/>
    </style:style>
    <style:style style:name="T54" style:family="text">
      <style:text-properties officeooo:rsid="008b30a0"/>
    </style:style>
    <style:style style:name="T55" style:family="text">
      <style:text-properties officeooo:rsid="008d2353"/>
    </style:style>
    <style:style style:name="T56" style:family="text">
      <style:text-properties officeooo:rsid="00913384"/>
    </style:style>
    <style:style style:name="T57" style:family="text">
      <style:text-properties officeooo:rsid="00937033"/>
    </style:style>
    <style:style style:name="T58" style:family="text">
      <style:text-properties officeooo:rsid="0096692a"/>
    </style:style>
    <style:style style:name="T59" style:family="text">
      <style:text-properties officeooo:rsid="00983a53"/>
    </style:style>
    <style:style style:name="T60" style:family="text">
      <style:text-properties officeooo:rsid="0098e948"/>
    </style:style>
    <style:style style:name="T61" style:family="text">
      <style:text-properties officeooo:rsid="009d761e"/>
    </style:style>
    <style:style style:name="T62" style:family="text">
      <style:text-properties officeooo:rsid="00a7d80b"/>
    </style:style>
    <style:style style:name="T63" style:family="text">
      <style:text-properties officeooo:rsid="00ae1c91"/>
    </style:style>
    <style:style style:name="T64" style:family="text">
      <style:text-properties officeooo:rsid="00af234e"/>
    </style:style>
    <style:style style:name="T65" style:family="text">
      <style:text-properties officeooo:rsid="00af8f10"/>
    </style:style>
    <style:style style:name="T66" style:family="text">
      <style:text-properties officeooo:rsid="00b41d1f"/>
    </style:style>
    <style:style style:name="T67" style:family="text">
      <style:text-properties officeooo:rsid="00b8a2ae"/>
    </style:style>
    <style:style style:name="T68" style:family="text">
      <style:text-properties officeooo:rsid="00be6d0d"/>
    </style:style>
    <style:style style:name="T69" style:family="text">
      <style:text-properties officeooo:rsid="00c5fd6f"/>
    </style:style>
    <style:style style:name="T70" style:family="text">
      <style:text-properties officeooo:rsid="00c7d64e"/>
    </style:style>
    <style:style style:name="T71" style:family="text">
      <style:text-properties officeooo:rsid="00cc04b3"/>
    </style:style>
    <style:style style:name="T72" style:family="text">
      <style:text-properties officeooo:rsid="00d3729e"/>
    </style:style>
    <style:style style:name="T73" style:family="text">
      <style:text-properties officeooo:rsid="00d6a41b"/>
    </style:style>
    <style:style style:name="T74" style:family="text">
      <style:text-properties officeooo:rsid="00d8b0a3"/>
    </style:style>
    <style:style style:name="T75" style:family="text">
      <style:text-properties officeooo:rsid="00d9c089"/>
    </style:style>
    <style:style style:name="T76" style:family="text">
      <style:text-properties officeooo:rsid="00dc0ebe"/>
    </style:style>
    <style:style style:name="T77" style:family="text">
      <style:text-properties officeooo:rsid="00e1ab98"/>
    </style:style>
    <style:style style:name="T78" style:family="text">
      <style:text-properties officeooo:rsid="00e36134"/>
    </style:style>
    <style:style style:name="T79" style:family="text">
      <style:text-properties officeooo:rsid="00e5c05c"/>
    </style:style>
    <style:style style:name="T80" style:family="text">
      <style:text-properties officeooo:rsid="00e7d2ff"/>
    </style:style>
    <style:style style:name="T81" style:family="text">
      <style:text-properties officeooo:rsid="00eb0bdc"/>
    </style:style>
    <style:style style:name="T82" style:family="text">
      <style:text-properties officeooo:rsid="00f15469"/>
    </style:style>
    <style:style style:name="T83" style:family="text">
      <style:text-properties officeooo:rsid="00f33735"/>
    </style:style>
    <style:style style:name="T84" style:family="text">
      <style:text-properties officeooo:rsid="00f8900a"/>
    </style:style>
    <style:style style:name="T85" style:family="text">
      <style:text-properties officeooo:rsid="00fa707b"/>
    </style:style>
    <style:style style:name="T86" style:family="text">
      <style:text-properties officeooo:rsid="00fc6ce6"/>
    </style:style>
    <style:style style:name="T87" style:family="text">
      <style:text-properties officeooo:rsid="00fd61d2"/>
    </style:style>
    <style:style style:name="T88" style:family="text">
      <style:text-properties officeooo:rsid="00fea6a9"/>
    </style:style>
    <style:style style:name="T89" style:family="text">
      <style:text-properties officeooo:rsid="0102d6a0"/>
    </style:style>
    <style:style style:name="T90" style:family="text">
      <style:text-properties officeooo:rsid="0102d6a0" fo:background-color="#ffff99" loext:char-shading-value="0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xana Tesileanu</text:p>
      <text:p text:style-name="P1"/>
      <text:p text:style-name="P1">Resume </text:p>
      <text:p text:style-name="P1">Assessing biological realism of wildlife population estimates in data-poor systems</text:p>
      <text:p text:style-name="P1">Popescu et al. 2016</text:p>
      <text:p text:style-name="P1"/>
      <text:p text:style-name="P1"/>
      <text:p text:style-name="P45">1) Introduction</text:p>
      <text:p text:style-name="P1"/>
      <text:p text:style-name="P2"><text:span text:style-name="T2">regulated hunt</text:span><text:span text:style-name="T3">ing</text:span> =&gt; as a <text:span text:style-name="T2">management tool </text:span><text:span text:style-name="T4">needs reliable population data</text:span><text:span text:style-name="T1">.</text:span></text:p>
      <text:p text:style-name="P3"/>
      <text:p text:style-name="P3"/>
      <text:p text:style-name="P3">Decisions are based on a multitude of factors not only biological considerations.</text:p>
      <text:p text:style-name="P3"/>
      <text:p text:style-name="P4"/>
      <text:p text:style-name="P4"><text:span text:style-name="T2">Evaluate the biological plausibility of reported population estimates</text:span> used for hunting decisions for: brown bear, wolf, lynx.</text:p>
      <text:p text:style-name="P4"/>
      <text:p text:style-name="P5">Romania as data-poor region and with “corrupting” <text:s/>game managers.</text:p>
      <text:p text:style-name="P5"/>
      <text:p text:style-name="P5"/>
      <text:p text:style-name="P22">Aims of the article:</text:p>
      <text:p text:style-name="P6">- <text:span text:style-name="T11">compare population growth rates calculated from reported abundances (2005-2012) to growth rates in other countries.</text:span></text:p>
      <text:p text:style-name="P7">- <text:span text:style-name="T12">test whether reported estimates fell within the bounds of biologically plausible trajectories.</text:span></text:p>
      <text:p text:style-name="P8">- <text:span text:style-name="T13">relationship between the amount of </text:span><text:span text:style-name="T14">hunting and occurrence of biologically unrealistic estimates.</text:span></text:p>
      <text:p text:style-name="P23"/>
      <text:p text:style-name="P24">For b. bear the annual population growth rates are greater than the max. published growth rates. The diff. was positively correlated with hunting. </text:p>
      <text:p text:style-name="P9"/>
      <text:p text:style-name="P10">For wolf the reported estimates were within the bounds of the plausible biological trajectories. </text:p>
      <text:p text:style-name="P10"/>
      <text:p text:style-name="P10">For lynx the reported estimates were lower. </text:p>
      <text:p text:style-name="P10"/>
      <text:p text:style-name="P10"/>
      <text:p text:style-name="P10">POPULATION ESTIMATES USED BY MANA<text:span text:style-name="T16">GEMENT AGENCIES vs. DEMOGRAPHIC DATA FROM STUDIES</text:span></text:p>
      <text:p text:style-name="P11">=&gt; evaluate <text:span text:style-name="T17">the biological plausibility of wildlife data in data-poor systems.</text:span></text:p>
      <text:p text:style-name="P11"/>
      <text:p text:style-name="P11"/>
      <text:p text:style-name="P12"><text:span text:style-name="T2">Hunting is </text:span><text:span text:style-name="T5">often aimed at reducing human-wildlife conflict</text:span><text:span text:style-name="T18">, </text:span><text:span text:style-name="T5">maintaining stable populations</text:span><text:span text:style-name="T18"> and </text:span><text:span text:style-name="T5">building public support for carnivore conservation</text:span><text:span text:style-name="T18">.</text:span></text:p>
      <text:p text:style-name="P12"/>
      <text:p text:style-name="P13">Most large carnivores are elusive species, have large home ranges and generally occur at low densities, <text:span text:style-name="T2">posing significant methodological challenges </text:span><text:span text:style-name="T6">for estimating abundances</text:span><text:span text:style-name="T19"> (Ripple et al 2014). </text:span></text:p>
      <text:p text:style-name="P13"/>
      <text:p text:style-name="P14">New methods for evaluating carnivore density and abundance =&gt; capture-recapture methods.</text:p>
      <text:p text:style-name="P14"/>
      <text:p text:style-name="P18"><text:soft-page-break/>NEITHER THEY DO, <text:span text:style-name="T22">AS THEY DON’T HAVE A <text:s/>CAPTURE-RECAPTURE <text:s/>PROJECT IMPLEMENTED IN THIS SENSE TO BE ABLE TO COMPARE THE RESULTS</text:span></text:p>
      <text:p text:style-name="P14"/>
      <text:p text:style-name="P15">Traditional methods for evaluating carnivore densities =&gt; <text:span text:style-name="T20">traditional monitoring methods: regional track, sighting surveys, expert opinion; ACCURACY RARELY TESTED.</text:span></text:p>
      <text:p text:style-name="P15"/>
      <text:p text:style-name="P15"/>
      <text:p text:style-name="P16">INFLUENCE OF NON-BIOLOGICAL FACTORS!</text:p>
      <text:p text:style-name="P16"/>
      <text:p text:style-name="P17">Scrutinize abundance data in data-poor systems by means of simulations (<text:span text:style-name="T21">demographic projections). Evaluating the biological plausibility of population estimates used in hunting management. </text:span></text:p>
      <text:p text:style-name="P25"><text:s/></text:p>
      <text:p text:style-name="P19"><text:span text:style-name="T24">WHAT KIND OF UNCER</text:span><text:span text:style-name="T25">TAINTY ARE WE TALKING ABOUT? </text:span><text:span text:style-name="T23"><text:s/></text:span></text:p>
      <text:p text:style-name="P16"/>
      <text:p text:style-name="P16"/>
      <text:p text:style-name="P20">YOU DON’T TEST A MODEL IN AN AREA WHERE YOU DON’T RELY ON THE EXISTING DATA! AND <text:span text:style-name="T24">YOU HAVE TO CALIBRATE A MODEL BEFORE USING IT IN A NEW AREA</text:span>!</text:p>
      <text:p text:style-name="P15"/>
      <text:p text:style-name="P15"/>
      <text:p text:style-name="P21"><text:span text:style-name="T32">Analysis 1</text:span>:</text:p>
      <text:p text:style-name="P21">- <text:span text:style-name="T29">calculated how reported estimates changed from year to year (“estimated growth rates”)</text:span></text:p>
      <text:p text:style-name="P21">- <text:span text:style-name="T29">compared them to published, empirically derived growth rates (“published growth rates”)</text:span></text:p>
      <text:p text:style-name="P21"/>
      <text:p text:style-name="P27">est<text:span text:style-name="T30">imated growth rates vs. published growth rates</text:span></text:p>
      <text:p text:style-name="P27"/>
      <text:p text:style-name="P29"><text:span text:style-name="T33">Interpretation: </text:span>Differences <text:span text:style-name="T31">might indicate management operating on assumptions that are not biologically plausible.</text:span></text:p>
      <text:p text:style-name="P29"/>
      <text:p text:style-name="P30"><text:span text:style-name="T26">THIS IS ONE POSSIBLE INTERPRETATION. </text:span></text:p>
      <text:p text:style-name="P32"><text:span text:style-name="T34">OTHERS MIGHT SOUND LIKE: diff. subspecies, diff. env. conditions, diff. attitudes (leading to immediate shooting after coming into a region). </text:span></text:p>
      <text:p text:style-name="P31"/>
      <text:p text:style-name="P31"><text:span text:style-name="T34"><text:s text:c="2"/></text:span></text:p>
      <text:p text:style-name="P43">Analysis 2:</text:p>
      <text:p text:style-name="P40"/>
      <text:p text:style-name="P40">- deals with trajectories</text:p>
      <text:p text:style-name="P40"/>
      <text:p text:style-name="P41">trajectories from <text:span text:style-name="T35">reported estimates vs. trajectories biologically plausible </text:span></text:p>
      <text:p text:style-name="P41"/>
      <text:p text:style-name="P33">IT IS NORMAL THAT <text:span text:style-name="T36">WILDLIFE MANAGEMENT TAKES INTO ACCOUNT MORE THAN JUST BIOLOGICAL ASPECTS!</text:span></text:p>
      <text:p text:style-name="P33"/>
      <text:p text:style-name="P44">Analysis 3:</text:p>
      <text:p text:style-name="P42">- association between</text:p>
      <text:p text:style-name="P42"/>
      <text:p text:style-name="P42"><text:tab/><text:tab/><text:span text:style-name="T37">total no. of animals hunted and biological plausibility of population estimates and traj</text:span></text:p>
      <text:p text:style-name="P42"/>
      <text:p text:style-name="P49">NONSENSICAL TO ME!</text:p>
      <text:p text:style-name="P50">There is always a correlation between the no. of animals hunted an<text:span text:style-name="T39">d</text:span> the pop. <text:span text:style-name="T39">e</text:span>stimates. This is how such decisions are taken. The est<text:span text:style-name="T38">imates are the basis for the <text:s/>no. of animals hunted!</text:span></text:p>
      <text:p text:style-name="P42"><text:soft-page-break/></text:p>
      <text:p text:style-name="P21"/>
      <text:p text:style-name="P48">=&gt; messy interpretation of the statistical results for all 3 analyses!</text:p>
      <text:p text:style-name="P47"/>
      <text:p text:style-name="P10"><text:page-number text:select-page="current">3</text:page-number></text:p>
      <text:p text:style-name="P9"/>
      <text:p text:style-name="P9"><text:span text:style-name="T15"><text:s/></text:span><text:s/></text:p>
      <text:p text:style-name="P4"/>
      <text:p text:style-name="P4"/>
      <text:p text:style-name="P4"><text:s/></text:p>
      <text:p text:style-name="P3"/>
      <text:p text:style-name="P51">Hypothesis: <text:span text:style-name="T40">A positive correlation betw. unrealistic population trajectories and the amount of hunting for b.bear, wolf and lynx. </text:span></text:p>
      <text:p text:style-name="P51"/>
      <text:p text:style-name="P51"/>
      <text:p text:style-name="P46"><text:span text:style-name="T42">2) Materials and methods</text:span></text:p>
      <text:p text:style-name="P51"/>
      <text:p text:style-name="P52"><text:span text:style-name="T49">2.1 Large carnivore data</text:span></text:p>
      <text:p text:style-name="P52"><text:span text:style-name="T41"><text:s/></text:span></text:p>
      <text:p text:style-name="P53">- <text:span text:style-name="T43">compiled official data on:</text:span></text:p>
      <text:p text:style-name="P53"/>
      <text:p text:style-name="P53"><text:span text:style-name="T43">ABUNDANCE ESTIMATES, HUNTING QUOTAS, NO. OF HARVESTED INDIVIDUALS <text:s/>at county level for b. bear, wolf, lynx.</text:span></text:p>
      <text:p text:style-name="P53"/>
      <text:p text:style-name="P55">Of 41 counties in Romania:</text:p>
      <text:p text:style-name="P55">- b. bear in 26 counties</text:p>
      <text:p text:style-name="P55">- <text:span text:style-name="T44">wolf in 30 counties</text:span></text:p>
      <text:p text:style-name="P55">- <text:span text:style-name="T44">lynx in 26 counties</text:span></text:p>
      <text:p text:style-name="P55"/>
      <text:p text:style-name="P56">These data didn’t include: <text:span text:style-name="T45">POACHING, ROAD KILL, MORTALITY DUE TO HUMAN-ANIMALS CONFLICTS</text:span></text:p>
      <text:p text:style-name="P56"/>
      <text:p text:style-name="P57"><text:span text:style-name="T2">additional sources of mortality like poaching, roadkill can be high but their assessment is difficul</text:span>t.</text:p>
      <text:p text:style-name="P57"/>
      <text:p text:style-name="P57">(<text:span text:style-name="T46">see McLellan et al 1999, Liberg et al 2012)</text:span></text:p>
      <text:p text:style-name="P58"/>
      <text:p text:style-name="P59">They estimated additional mortality <text:span text:style-name="T47">used data sources like</text:span>:</text:p>
      <text:p text:style-name="P59">- <text:span text:style-name="T47">conservation associations</text:span></text:p>
      <text:p text:style-name="P59">- <text:span text:style-name="T48">National Registry for Accidental Wildlife Mortality in Protected Areas (2012-2014, spatial coverage of these data is limited)</text:span></text:p>
      <text:p text:style-name="P59">- <text:span text:style-name="T48">expert opinion</text:span></text:p>
      <text:p text:style-name="P59"/>
      <text:p text:style-name="P60">=&gt; <text:span text:style-name="T2">assumed a total additional mortality rate of 5% of the estimated population </text:span><text:span text:style-name="T7">of b. bear</text:span><text:span text:style-name="T49">.</text:span></text:p>
      <text:p text:style-name="P59"/>
      <text:p text:style-name="P61">For lynx and wolf there are only scare data available. </text:p>
      <text:p text:style-name="P61"/>
      <text:p text:style-name="P62">=&gt; assumed a total additional mortality rate of 5% for lynx <text:span text:style-name="T50">(</text:span><text:span text:style-name="T51">WHY THAT HIGH?</text:span><text:span text:style-name="T50">)</text:span>.</text:p>
      <text:p text:style-name="P63">=&gt; assumed a total additional mortality rate of 10% for <text:span text:style-name="T52">wolfs</text:span>, <text:span text:style-name="T52">due to “a long history of persecution”.</text:span></text:p>
      <text:p text:style-name="P63"/>
      <text:p text:style-name="P63"><text:soft-page-break/></text:p>
      <text:p text:style-name="P63"><text:span text:style-name="T52">2.2 Literature survey of population growth rates</text:span></text:p>
      <text:p text:style-name="P63"/>
      <text:p text:style-name="P64"><text:span text:style-name="T52">RESEARCH ARTICLES AND REPORTS THAT ESTIMATED GROWTH RATES IN OTHER EUROPEAN POPULATIONS FOR THESE SPECIES.</text:span></text:p>
      <text:p text:style-name="P64">- <text:span text:style-name="T53">a low no. of articles for Europe (bear: Slovenia, Sweden; wolf: Scandinavia; lynx: Sweden)</text:span></text:p>
      <text:p text:style-name="P64">- <text:span text:style-name="T54">a low no. of articles for N. America (bear: Canada and USA; wolf: USA)</text:span></text:p>
      <text:p text:style-name="P68">Growth <text:span text:style-name="T55">rates for the stable Romanian large carnivore populations!</text:span></text:p>
      <text:p text:style-name="P73"/>
      <text:p text:style-name="P74">=&gt; <text:span text:style-name="T2">they might </text:span><text:span text:style-name="T8">not be representative even for Slovenia </text:span><text:span text:style-name="T9">or</text:span><text:span text:style-name="T8"> Sweden!</text:span></text:p>
      <text:p text:style-name="P67"/>
      <text:p text:style-name="P67"/>
      <text:p text:style-name="P72">The “realistic <text:span text:style-name="T57">range of growth rates was defined as ranging between the min. </text:span><text:span text:style-name="T57"><draw:frame draw:style-name="fr1" draw:name="Object1" text:anchor-type="as-char" svg:y="-0.1244in" svg:width="0.5402in" svg:height="0.1937in" draw:z-index="0"><draw:object xlink:href="./Object 1" xlink:type="simple" xlink:show="embed" xlink:actuate="onLoad"/><draw:image xlink:href="./ObjectReplacements/Object 1" xlink:type="simple" xlink:show="embed" xlink:actuate="onLoad"/></draw:frame></text:span> <text:span text:style-name="T58">and max. </text:span><text:span text:style-name="T58"><draw:frame draw:style-name="fr1" draw:name="Object2" text:anchor-type="as-char" svg:y="-0.1252in" svg:width="0.561in" svg:height="0.194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8">.</text:span></text:p>
      <text:p text:style-name="P72"/>
      <text:p text:style-name="P72"/>
      <text:p text:style-name="P77"><text:span text:style-name="T60">R</text:span>ange of growth rate: <draw:frame draw:style-name="fr1" draw:name="Object3" text:anchor-type="as-char" svg:y="-0.1252in" svg:width="0.5409in" svg:height="0.194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to <draw:frame draw:style-name="fr1" draw:name="Object4" text:anchor-type="as-char" svg:y="-0.1252in" svg:width="0.561in" svg:height="0.1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7"/>
      <text:p text:style-name="P78"><text:span text:style-name="T59">Assumed</text:span> max. gro<text:span text:style-name="T59">wth rates:</text:span></text:p>
      <text:p text:style-name="P78"/>
      <text:p text:style-name="P78"><draw:frame draw:style-name="fr1" draw:name="Object5" text:anchor-type="as-char" svg:y="-0.3484in" svg:width="1.8008in" svg:height="0.671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8"/>
      <text:p text:style-name="P78"/>
      <text:p text:style-name="P79">2.3 Analyses</text:p>
      <text:p text:style-name="P79"/>
      <text:p text:style-name="P69">Analysis 1</text:p>
      <text:p text:style-name="P80"/>
      <text:p text:style-name="P28">est<text:span text:style-name="T30">imated growth rates vs. published growth rates</text:span></text:p>
      <text:p text:style-name="P28"/>
      <text:p text:style-name="P34">(conditii <text:span text:style-name="T61">optime de dezvoltare la urs in Romania, investigarea conditiilor/ factorilor ce controleaza rata de crestere a pop. de urs). </text:span></text:p>
      <text:p text:style-name="P81"/>
      <text:p text:style-name="P81"/>
      <text:p text:style-name="P82">For each county and species they calculated the dif<text:span text:style-name="T62">ference in reported estimates between consecutive years. They added the hunted animals and derived the growth rate:</text:span></text:p>
      <text:p text:style-name="P82"/>
      <text:p text:style-name="P83">diff<text:span text:style-name="T63">erence</text:span> in (Living + Hunted) <text:span text:style-name="T63">between years = growth rate</text:span></text:p>
      <text:p text:style-name="P82"/>
      <text:p text:style-name="P81"/>
      <text:p text:style-name="P35">Hilty et al “<text:span text:style-name="T64">Corridor Ecology” (p. 68)</text:span></text:p>
      <text:p text:style-name="P36">growth rate= <text:span text:style-name="T65">(birth + immigration) – (death + emigration)</text:span></text:p>
      <text:p text:style-name="P67"/>
      <text:p text:style-name="P37">(growth rate=dN/dt)</text:p>
      <text:p text:style-name="P84"/>
      <text:p text:style-name="P84"/>
      <text:p text:style-name="P85">more general:</text:p>
      <text:p text:style-name="P85"/>
      <text:p text:style-name="P75"><text:soft-page-break/>GROWTH RATE = <text:span text:style-name="T66">INPUT – OUTPUT</text:span></text:p>
      <text:p text:style-name="P86"/>
      <text:p text:style-name="P76">=&gt; <text:span text:style-name="T68">ANALYZE POSSIBLE TYPES OF INPUT AND OUTPUT SOURCES!! </text:span></text:p>
      <text:p text:style-name="P87"/>
      <text:p text:style-name="P89">Popescu deliberately left out counties with less than 10 <text:span text:style-name="T69">bears, although this might be an important source of immigration into neighboring counties that have higher estimates. </text:span></text:p>
      <text:p text:style-name="P89"/>
      <text:p text:style-name="P90"><text:span text:style-name="T70">Also emigration could be a factor when densities become higher. </text:span></text:p>
      <text:p text:style-name="P90"/>
      <text:p text:style-name="P90"/>
      <text:p text:style-name="P87"><text:s text:c="2"/><draw:frame draw:style-name="fr1" draw:name="Object6" text:anchor-type="as-char" svg:y="-0.1484in" svg:width="1.8752in" svg:height="0.2181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71">(also + other mortality sources)</text:span></text:p>
      <text:p text:style-name="P88"/>
      <text:p text:style-name="P87"><text:span text:style-name="T67"><text:s/></text:span></text:p>
      <text:p text:style-name="P67"><text:span text:style-name="T56"><draw:frame draw:style-name="fr1" draw:name="Object7" text:anchor-type="as-char" svg:y="-0.2811in" svg:width="1.5374in" svg:height="0.4638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6"> </text:span></text:p>
      <text:p text:style-name="P66"/>
      <text:p text:style-name="P64"/>
      <text:p text:style-name="P91">They calculated the diff <draw:frame draw:style-name="fr1" draw:name="Object8" text:anchor-type="as-char" svg:y="-0.1244in" svg:width="0.839in" svg:height="0.1937in" draw:z-index="7"><draw:object xlink:href="./Object 8" xlink:type="simple" xlink:show="embed" xlink:actuate="onLoad"/><draw:image xlink:href="./ObjectReplacements/Object 8" xlink:type="simple" xlink:show="embed" xlink:actuate="onLoad"/></draw:frame><text:span text:style-name="T72">for each species for each county.</text:span></text:p>
      <text:p text:style-name="P91"/>
      <text:p text:style-name="P92">The considered unrealistic high diff and calc. <text:span text:style-name="T73">t</text:span>he no. <text:span text:style-name="T73">of times that this occurred. </text:span></text:p>
      <text:p text:style-name="P92"/>
      <text:p text:style-name="P92"/>
      <text:p text:style-name="P70">Analysis 2</text:p>
      <text:p text:style-name="P93">Evaluate <text:span text:style-name="T74">whether</text:span> the <text:span text:style-name="T74">deviations between estimated and plausible growth rates compounded through time:</text:span></text:p>
      <text:p text:style-name="P93"/>
      <text:p text:style-name="P94"><text:span text:style-name="T75">reported population trajectories vs. biologically plausible population trajectories</text:span></text:p>
      <text:p text:style-name="P94"/>
      <text:p text:style-name="P94"><text:span text:style-name="T10">biologically plausible population trajectories: combined recorded levels of hunting, plausible growth rates, estimated additional mortalities</text:span><text:span text:style-name="T75">.</text:span></text:p>
      <text:p text:style-name="P94"/>
      <text:p text:style-name="P94"/>
      <text:p text:style-name="P95"><text:span text:style-name="T76">Biologically plausible population trajectories had as starting point year 2005. </text:span></text:p>
      <text:p text:style-name="P95"/>
      <text:p text:style-name="P95"><draw:frame draw:style-name="fr1" draw:name="Object9" text:anchor-type="as-char" svg:y="-0.152in" svg:width="3.7465in" svg:height="0.2217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94"><text:s/></text:p>
      <text:p text:style-name="P96"><text:span text:style-name="T28">WHY </text:span><text:span text:style-name="T27">USE </text:span><text:span text:style-name="T27"><draw:frame draw:style-name="fr1" draw:name="Object10" text:anchor-type="as-char" svg:y="-0.1484in" svg:width="1.089in" svg:height="0.2091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7">?</text:span></text:p>
      <text:p text:style-name="P64"/>
      <text:p text:style-name="P65"><text:span text:style-name="T78">They randomly chosen the </text:span><text:s/><draw:frame draw:style-name="fr1" draw:name="Object11" text:anchor-type="as-char" svg:y="-0.1252in" svg:width="0.272in" svg:height="0.185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77">from a distribution ranging between </text:span><text:span text:style-name="T77"><draw:frame draw:style-name="fr1" draw:name="Object12" text:anchor-type="as-char" svg:y="-0.1252in" svg:width="0.5409in" svg:height="0.1945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77">to </text:span><text:span text:style-name="T77"><draw:frame draw:style-name="fr1" draw:name="Object13" text:anchor-type="as-char" svg:y="-0.1252in" svg:width="0.561in" svg:height="0.1945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77">. </text:span></text:p>
      <text:p text:style-name="P97">They randomly selected the <draw:frame draw:style-name="fr1" draw:name="Object14" text:anchor-type="as-char" svg:y="-0.1252in" svg:width="0.272in" svg:height="0.1854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1000 times to capture “the full range of biologically possible growth rates”.</text:p>
      <text:p text:style-name="P97"/>
      <text:p text:style-name="P98">Fig. 2 shows how often the reported estimates were out of bounds of the “plausible” population estimates. </text:p>
      <text:p text:style-name="P98"/>
      <text:p text:style-name="P71">Analysis 3</text:p>
      <text:p text:style-name="P99"/>
      <text:p text:style-name="P100"><text:span text:style-name="T80">C</text:span>orrelation between log(hunt) and difference <text:span text:style-name="T79">between reported and estimated abundances.</text:span></text:p>
      <text:p text:style-name="P38">Why standardize like this? <text:span text:style-name="T81">Was a diff. like this better correlated with log(hunt)?</text:span></text:p>
      <text:p text:style-name="P101"><text:soft-page-break/>3) Results</text:p>
      <text:p text:style-name="P101"/>
      <text:p text:style-name="P102">From Analysis 1: <text:span text:style-name="T82">differences betw. </text:span><text:span text:style-name="T82"><draw:frame draw:style-name="fr1" draw:name="Object15" text:anchor-type="as-char" svg:y="-0.1252in" svg:width="0.272in" svg:height="0.1854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82">and </text:span><text:span text:style-name="T82"><draw:frame draw:style-name="fr1" draw:name="Object16" text:anchor-type="as-char" svg:y="-0.1252in" svg:width="0.3252in" svg:height="0.1854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103"/>
      <text:p text:style-name="P103"/>
      <text:p text:style-name="P103">Pop. of <text:span text:style-name="T2">b. bear</text:span> had an estimated growth rate 1.36 times higher than in published literature. </text:p>
      <text:p text:style-name="P104">(despite high levels of hunting)</text:p>
      <text:p text:style-name="P105"/>
      <text:p text:style-name="P105">Estimated population growth rates for Lynx were occasionally higher.</text:p>
      <text:p text:style-name="P105"/>
      <text:p text:style-name="P106">Estimated population growth rates for wolf were more often higher than <text:s/><text:span text:style-name="T82">for lynx. </text:span></text:p>
      <text:p text:style-name="P106"/>
      <text:p text:style-name="P108"/>
      <text:p text:style-name="P108">From Analysis 2: <text:span text:style-name="T83">trajectories for </text:span><text:s/><draw:frame draw:style-name="fr1" draw:name="Object17" text:anchor-type="as-char" svg:y="-0.1252in" svg:width="0.272in" svg:height="0.1854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and <draw:frame draw:style-name="fr1" draw:name="Object18" text:anchor-type="as-char" svg:y="-0.1252in" svg:width="0.3252in" svg:height="0.1854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08"/>
      <text:p text:style-name="P109"/>
      <text:p text:style-name="P109">For b. bear the reported estimates lead to a trajectory clearly out of bounds than the one using <text:span text:style-name="T82"><text:s/></text:span><text:span text:style-name="T82"><draw:frame draw:style-name="fr1" draw:name="Object19" text:anchor-type="as-char" svg:y="-0.1252in" svg:width="0.272in" svg:height="0.1854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82">, </text:span>hunting, additional mortality<text:span text:style-name="T82">. </text:span></text:p>
      <text:p text:style-name="P109"/>
      <text:p text:style-name="P110">For lynx was lesser the difference. </text:p>
      <text:p text:style-name="P110">For wolf the observed trajectory was within the bounds of the simulated ones. </text:p>
      <text:p text:style-name="P110"/>
      <text:p text:style-name="P110"/>
      <text:p text:style-name="P111">From Analysis 3: correlation between hunting and differences in the two growth rates</text:p>
      <text:p text:style-name="P111"/>
      <text:p text:style-name="P111"/>
      <text:p text:style-name="P39">r= 0.576 for b. bear (not a strong correlation though)</text:p>
      <text:p text:style-name="P111"/>
      <text:p text:style-name="P112">r=0.182 for wolf</text:p>
      <text:p text:style-name="P112">r=<text:span text:style-name="T84">0.164 for lynx</text:span></text:p>
      <text:p text:style-name="P112"/>
      <text:p text:style-name="P113"/>
      <text:p text:style-name="P113">4) <text:span text:style-name="T85">Discussion </text:span></text:p>
      <text:p text:style-name="P111">- <text:span text:style-name="T86">management decisions might have lacked biological realism.</text:span></text:p>
      <text:p text:style-name="P111">- <text:span text:style-name="T87">question the reliability of reported abundance data used in setting hunting quotas</text:span></text:p>
      <text:p text:style-name="P111">- <text:span text:style-name="T88">evaluations for the three species differ in their biological plausibility</text:span></text:p>
      <text:p text:style-name="P114">B.bear was often above lit.max.</text:p>
      <text:p text:style-name="P114">Lynx was often below lit.max.</text:p>
      <text:p text:style-name="P114">Wolf was within the lot.max.</text:p>
      <text:p text:style-name="P114"/>
      <text:p text:style-name="P115">=&gt; current hunting decisions are often based on biologically unrealistic population data.</text:p>
      <text:p text:style-name="P115"/>
      <text:p text:style-name="P116">HOW DOES HE EXPLAIN WHY THE POPULATION IS STABLE AFTER ALL THESE YEARS OF “OVERHUNTING”?</text:p>
      <text:p text:style-name="P116"/>
      <text:p text:style-name="P115"><text:s/></text:p>
      <text:p text:style-name="P115"/>
      <text:p text:style-name="P117">Management implications:</text:p>
      <text:p text:style-name="P117">- <text:span text:style-name="T2">Romanian wildlife management might benefit from reevaluating the current methods used to estimate large carnivore abundance</text:span>. <text:span text:style-name="T89">(</text:span><text:span text:style-name="T90">this might be true!</text:span><text:span text:style-name="T89">)</text:span></text:p>
      <text:p text:style-name="P117"><text:soft-page-break/></text:p>
      <text:p text:style-name="P117">- <text:span text:style-name="T89">implement monitoring programs based on genetic methods (repeated every 3-5 years)</text:span></text:p>
      <text:p text:style-name="P117">- <text:span text:style-name="T89">demographic studies to inform biologically meaningful hunting quotas</text:span></text:p>
      <text:p text:style-name="P117"/>
      <text:p text:style-name="P118">True!</text:p>
      <text:p text:style-name="P118"/>
      <text:p text:style-name="P118"/>
      <text:p text:style-name="P119">Current assessments based on unmarked animals : tracks, sighting, camera traps are not reliable for capturing population trends!</text:p>
      <text:p text:style-name="P119"/>
      <text:p text:style-name="P119">Ignoring uncertainty can lead to unsustainable hunting mortality.</text:p>
      <text:p text:style-name="P119"/>
      <text:p text:style-name="P111"/>
      <text:p text:style-name="P111"/>
      <text:p text:style-name="P107"/>
      <text:p text:style-name="P107"/>
      <text:p text:style-name="P104"/>
      <text:p text:style-name="P104"/>
      <text:p text:style-name="P1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0:21:37.223801138</meta:creation-date>
    <dc:date>2016-07-31T19:34:03.091231204</dc:date>
    <meta:editing-duration>PT11H16M27S</meta:editing-duration>
    <meta:editing-cycles>255</meta:editing-cycles>
    <meta:generator>LibreOffice/5.1.4.2$Linux_X86_64 LibreOffice_project/10m0$Build-2</meta:generator>
    <meta:document-statistic meta:table-count="0" meta:image-count="0" meta:object-count="19" meta:page-count="7" meta:paragraph-count="145" meta:word-count="1357" meta:character-count="9053" meta:non-whitespace-character-count="7773"/>
  </office:meta>
</office:document-meta>
</file>

<file path=Object 1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in</mi>
          </mrow>
        </mrow>
        <mo fence="true" stretchy="false">)</mo>
      </mrow>
    </msub>
    <annotation encoding="StarMath 5.0">%lambda sub(lit.min)  </annotation>
  </semantics>
</math>
</file>

<file path=Object 10/content.xml><?xml version="1.0" encoding="utf-8"?>
<math xmlns="http://www.w3.org/1998/Math/MathML" display="block">
  <semantics>
    <mrow>
      <msub>
        <mi mathvariant="normal">λ</mi>
        <mi mathvariant="italic">lit</mi>
      </msub>
      <mtext>and not </mtext>
      <msub>
        <mi mathvariant="normal">λ</mi>
        <mi mathvariant="italic">obs</mi>
      </msub>
    </mrow>
    <annotation encoding="StarMath 5.0">%lambda sub lit "and not " %lambda sub obs</annotation>
  </semantics>
</math>
</file>

<file path=Object 11/content.xml><?xml version="1.0" encoding="utf-8"?>
<math xmlns="http://www.w3.org/1998/Math/MathML" display="block">
  <semantics>
    <msub>
      <mi mathvariant="normal">λ</mi>
      <mi mathvariant="italic">lit</mi>
    </msub>
    <annotation encoding="StarMath 5.0">%lambda sub lit</annotation>
  </semantics>
</math>
</file>

<file path=Object 12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in</mi>
          </mrow>
        </mrow>
        <mo fence="true" stretchy="false">)</mo>
      </mrow>
    </msub>
    <annotation encoding="StarMath 5.0">%lambda sub(lit.min)  </annotation>
  </semantics>
</math>
</file>

<file path=Object 13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ax</mi>
          </mrow>
        </mrow>
        <mo fence="true" stretchy="false">)</mo>
      </mrow>
    </msub>
    <annotation encoding="StarMath 5.0">%lambda sub(lit.max)  </annotation>
  </semantics>
</math>
</file>

<file path=Object 14/content.xml><?xml version="1.0" encoding="utf-8"?>
<math xmlns="http://www.w3.org/1998/Math/MathML" display="block">
  <semantics>
    <msub>
      <mi mathvariant="normal">λ</mi>
      <mi mathvariant="italic">lit</mi>
    </msub>
    <annotation encoding="StarMath 5.0">%lambda sub lit</annotation>
  </semantics>
</math>
</file>

<file path=Object 15/content.xml><?xml version="1.0" encoding="utf-8"?>
<math xmlns="http://www.w3.org/1998/Math/MathML" display="block">
  <semantics>
    <msub>
      <mi mathvariant="normal">λ</mi>
      <mi mathvariant="italic">lit</mi>
    </msub>
    <annotation encoding="StarMath 5.0">%lambda sub lit</annotation>
  </semantics>
</math>
</file>

<file path=Object 16/content.xml><?xml version="1.0" encoding="utf-8"?>
<math xmlns="http://www.w3.org/1998/Math/MathML" display="block">
  <semantics>
    <msub>
      <mi mathvariant="normal">λ</mi>
      <mi mathvariant="italic">obs</mi>
    </msub>
    <annotation encoding="StarMath 5.0">%lambda sub obs
</annotation>
  </semantics>
</math>
</file>

<file path=Object 17/content.xml><?xml version="1.0" encoding="utf-8"?>
<math xmlns="http://www.w3.org/1998/Math/MathML" display="block">
  <semantics>
    <msub>
      <mi mathvariant="normal">λ</mi>
      <mi mathvariant="italic">lit</mi>
    </msub>
    <annotation encoding="StarMath 5.0">%lambda sub lit</annotation>
  </semantics>
</math>
</file>

<file path=Object 18/content.xml><?xml version="1.0" encoding="utf-8"?>
<math xmlns="http://www.w3.org/1998/Math/MathML" display="block">
  <semantics>
    <msub>
      <mi mathvariant="normal">λ</mi>
      <mi mathvariant="italic">obs</mi>
    </msub>
    <annotation encoding="StarMath 5.0">%lambda sub obs
</annotation>
  </semantics>
</math>
</file>

<file path=Object 19/content.xml><?xml version="1.0" encoding="utf-8"?>
<math xmlns="http://www.w3.org/1998/Math/MathML" display="block">
  <semantics>
    <msub>
      <mi mathvariant="normal">λ</mi>
      <mi mathvariant="italic">lit</mi>
    </msub>
    <annotation encoding="StarMath 5.0">%lambda sub lit</annotation>
  </semantics>
</math>
</file>

<file path=Object 2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ax</mi>
          </mrow>
        </mrow>
        <mo fence="true" stretchy="false">)</mo>
      </mrow>
    </msub>
    <annotation encoding="StarMath 5.0">%lambda sub(lit.max)  </annotation>
  </semantics>
</math>
</file>

<file path=Object 3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in</mi>
          </mrow>
        </mrow>
        <mo fence="true" stretchy="false">)</mo>
      </mrow>
    </msub>
    <annotation encoding="StarMath 5.0">%lambda sub(lit.min)  </annotation>
  </semantics>
</math>
</file>

<file path=Object 4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ax</mi>
          </mrow>
        </mrow>
        <mo fence="true" stretchy="false">)</mo>
      </mrow>
    </msub>
    <annotation encoding="StarMath 5.0">%lambda sub(lit.max)  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136</mn>
            </mrow>
            <mi mathvariant="italic">for</mi>
            <mi>b</mi>
            <mi>.</mi>
            <mi mathvariant="italic">bear</mi>
          </mrow>
        </mtd>
      </mtr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35</mn>
            </mrow>
            <mi mathvariant="italic">for</mi>
            <mi mathvariant="italic">wolf</mi>
          </mrow>
        </mtd>
      </mtr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33</mn>
            </mrow>
            <mi mathvariant="italic">for</mi>
            <mi mathvariant="italic">lynx</mi>
          </mrow>
        </mtd>
      </mtr>
    </mtable>
    <annotation encoding="StarMath 5.0">%lambda sub(lit.max) = 1.136 for b. bear
newline
%lambda sub( lit.max )= 1.35 for wolf
newline
%lambda sub ( lit.max) = 1.33 for lynx
 </annotation>
  </semantics>
</math>
</file>

<file path=Object 6/content.xml><?xml version="1.0" encoding="utf-8"?>
<math xmlns="http://www.w3.org/1998/Math/MathML" display="block">
  <semantics>
    <mrow>
      <mrow>
        <msub>
          <mi mathvariant="normal">λ</mi>
          <mi>t</mi>
        </msub>
        <mo stretchy="false">∗</mo>
        <msub>
          <mi>N</mi>
          <mrow>
            <mo fence="true" stretchy="false">(</mo>
            <mrow>
              <mrow>
                <mi>t</mi>
                <mo stretchy="false">−</mo>
                <mn>1</mn>
              </mrow>
            </mrow>
            <mo fence="true" stretchy="false">)</mo>
          </mrow>
        </msub>
      </mrow>
      <mo stretchy="false">=</mo>
      <mrow>
        <msub>
          <mi>N</mi>
          <mi>t</mi>
        </msub>
        <mo stretchy="false">+</mo>
        <msub>
          <mi mathvariant="italic">Hunted</mi>
          <mrow>
            <mo fence="true" stretchy="false">(</mo>
            <mrow>
              <mrow>
                <mi>t</mi>
                <mo stretchy="false">−</mo>
                <mn>1</mn>
              </mrow>
            </mrow>
            <mo fence="true" stretchy="false">)</mo>
          </mrow>
        </msub>
      </mrow>
    </mrow>
    <annotation encoding="StarMath 5.0">%lambda sub t *N sub( t-1 ) = N sub t + Hunted sub ( t-1 )</annotation>
  </semantics>
</math>
</file>

<file path=Object 7/content.xml><?xml version="1.0" encoding="utf-8"?>
<math xmlns="http://www.w3.org/1998/Math/MathML" display="block">
  <semantics>
    <mrow>
      <msub>
        <mi mathvariant="normal">λ</mi>
        <mi>t</mi>
      </msub>
      <mo stretchy="false">=</mo>
      <mfrac>
        <mrow>
          <mo fence="true" stretchy="false">(</mo>
          <mrow>
            <mrow>
              <msub>
                <mi>N</mi>
                <mi>t</mi>
              </msub>
              <mo stretchy="false">+</mo>
              <msub>
                <mi mathvariant="italic">Hunted</mi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</mrow>
          <mo fence="true" stretchy="false">)</mo>
        </mrow>
        <msub>
          <mi>N</mi>
          <mrow>
            <mo fence="true" stretchy="false">(</mo>
            <mrow>
              <mrow>
                <mi>t</mi>
                <mo stretchy="false">−</mo>
                <mn>1</mn>
              </mrow>
            </mrow>
            <mo fence="true" stretchy="false">)</mo>
          </mrow>
        </msub>
      </mfrac>
    </mrow>
    <annotation encoding="StarMath 5.0">%lambda sub t = ( N sub t + Hunted sub (t-1) ) over N sub ( t-1 )</annotation>
  </semantics>
</math>
</file>

<file path=Object 8/content.xml><?xml version="1.0" encoding="utf-8"?>
<math xmlns="http://www.w3.org/1998/Math/MathML" display="block">
  <semantics>
    <mrow>
      <msub>
        <mi mathvariant="normal">λ</mi>
        <mi>t</mi>
      </msub>
      <mo stretchy="false">−</mo>
      <msub>
        <mi mathvariant="normal">λ</mi>
        <mrow>
          <mo fence="true" stretchy="false">(</mo>
          <mrow>
            <mrow>
              <mi mathvariant="italic">lit</mi>
              <mi>.</mi>
              <mi mathvariant="italic">max</mi>
            </mrow>
          </mrow>
          <mo fence="true" stretchy="false">)</mo>
        </mrow>
      </msub>
    </mrow>
    <annotation encoding="StarMath 5.0">%lambda sub t - %lambda sub ( lit.max )</annotation>
  </semantics>
</math>
</file>

<file path=Object 9/content.xml><?xml version="1.0" encoding="utf-8"?>
<math xmlns="http://www.w3.org/1998/Math/MathML" display="block">
  <semantics>
    <mrow>
      <msub>
        <mi>N</mi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</msub>
      <mo stretchy="false">=</mo>
      <mrow>
        <mrow>
          <mo fence="true" stretchy="false">(</mo>
          <mrow>
            <mrow>
              <msub>
                <mi>N</mi>
                <mi>t</mi>
              </msub>
              <mo stretchy="false">∗</mo>
              <msub>
                <mi mathvariant="normal">λ</mi>
                <mi mathvariant="italic">lit</mi>
              </msub>
            </mrow>
          </mrow>
          <mo fence="true" stretchy="false">)</mo>
        </mrow>
        <mo stretchy="false">−</mo>
        <msub>
          <mi mathvariant="italic">Hunted</mi>
          <mi>t</mi>
        </msub>
        <mo stretchy="false">−</mo>
        <mrow>
          <mo fence="true" stretchy="false">(</mo>
          <mrow>
            <mrow>
              <mi mathvariant="italic">AdditionalMortality</mi>
              <mo stretchy="false">∗</mo>
              <msub>
                <mi>N</mi>
                <mi>t</mi>
              </msub>
            </mrow>
          </mrow>
          <mo fence="true" stretchy="false">)</mo>
        </mrow>
      </mrow>
    </mrow>
    <annotation encoding="StarMath 5.0">N sub ( t+1) = (N sub t * %lambda sub lit ) - Hunted sub t - ( AdditionalMortality * N sub t )</annotation>
  </semantics>
</math>
</file>